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7410000023D5FD7A8A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589cm" svg:height="6.661cm" svg:x="0.001cm" svg:y="0cm">
          <draw:image xlink:href="Pictures/10000000000007410000023D5FD7A8A5.png" xlink:type="simple" xlink:show="embed" xlink:actuate="onLoad">
            <text:p/>
          </draw:image>
        </draw:frame>
        <draw:custom-shape draw:style-name="gr2" draw:text-style-name="P2" draw:layer="layout" svg:width="1.143cm" svg:height="0.254cm" svg:x="6.604cm" svg:y="2.413cm">
          <text:p text:style-name="P1"><text:span text:style-name="T1">sho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9.017cm" svg:y="1.27cm">
          <text:p text:style-name="P1"><text:span text:style-name="T1">r0:p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97cm" svg:height="0.762cm" svg:x="10.033cm" svg:y="4.445cm">
          <text:p text:style-name="P1"><text:span text:style-name="T1">r1:p1</text:span></text:p>
          <text:p text:style-name="P1"><text:span text:style-name="T1">r1:p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7.239cm" svg:y="4.318cm">
          <text:p text:style-name="P1"><text:span text:style-name="T1">r2:p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08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iqi Zhang</meta:initial-creator>
    <meta:creation-date>2015-04-13T14:30:12</meta:creation-date>
    <dc:date>2015-04-13T14:52:08</dc:date>
    <dc:creator>Shiqi Zhang</dc:creator>
    <meta:editing-duration>PT47S</meta:editing-duration>
    <meta:editing-cycles>4</meta:editing-cycles>
    <meta:generator>LibreOffice/3.5$Linux_X86_64 LibreOffice_project/350m1$Build-2</meta:generator>
    <meta:document-statistic meta:object-count="5"/>
  </office:meta>
</office:document-meta>
</file>